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eece" officeooo:paragraph-rsid="0007eece" style:font-weight-asian="normal" style:font-weight-complex="normal"/>
    </style:style>
    <style:style style:name="P2" style:family="paragraph" style:parent-style-name="Standard" style:list-style-name="L1">
      <style:text-properties fo:font-weight="normal" officeooo:rsid="0007eece" officeooo:paragraph-rsid="0007eece" style:font-weight-asian="normal" style:font-weight-complex="normal"/>
    </style:style>
    <style:style style:name="P3" style:family="paragraph" style:parent-style-name="Standard">
      <style:text-properties fo:font-weight="normal" officeooo:rsid="0007eece" officeooo:paragraph-rsid="0007f9b5" style:font-weight-asian="normal" style:font-weight-complex="normal"/>
    </style:style>
    <style:style style:name="P4" style:family="paragraph" style:parent-style-name="Standard">
      <style:text-properties fo:font-weight="normal" officeooo:rsid="0007f9b5" officeooo:paragraph-rsid="0007f9b5" style:font-weight-asian="normal" style:font-weight-complex="normal"/>
    </style:style>
    <style:style style:name="P5" style:family="paragraph" style:parent-style-name="Standard">
      <style:text-properties fo:font-weight="normal" officeooo:rsid="00084cce" officeooo:paragraph-rsid="00084cce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07eece" officeooo:paragraph-rsid="0007eec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f9b5" style:font-weight-asian="bold" style:font-weight-complex="bold"/>
    </style:style>
    <style:style style:name="T3" style:family="text">
      <style:text-properties officeooo:rsid="0007f9b5"/>
    </style:style>
    <style:style style:name="T4" style:family="text">
      <style:text-properties officeooo:rsid="00084cc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ojamientos Rurales</text:p>
      <text:p text:style-name="P1">Qd = 240 – 2P</text:p>
      <text:p text:style-name="P1">Qo = 3P – 60</text:p>
      <text:p text:style-name="P1"/>
      <text:list xml:id="list2740942781" text:style-name="L1">
        <text:list-item>
          <text:p text:style-name="P2">Equilibrio</text:p>
          <text:p text:style-name="P2">240-2P=3P-60</text:p>
          <text:p text:style-name="P2">300=5P </text:p>
          <text:p text:style-name="P2"><text:span text:style-name="T1">P</text:span>=300/5=<text:span text:style-name="T1">60</text:span></text:p>
        </text:list-item>
      </text:list>
      <text:p text:style-name="P1"><text:span text:style-name="T1"/></text:p>
      <text:p text:style-name="P6">Qd=240-120=120</text:p>
      <text:p text:style-name="P6">Qo=180-60=120</text:p>
      <text:p text:style-name="P1"/>
      <text:p text:style-name="P1"/>
      <text:p text:style-name="P1">Cuantas habitaciones desearían ocupar los turistas si se hiciese una promoción y durante un fin de semana se ofreciesen de forma gratuita.</text:p>
      <text:p text:style-name="P3">Qd = 240 – 2P →<text:span text:style-name="T3"> </text:span><text:span text:style-name="T2">240</text:span><text:span text:style-name="T3"> – 0P</text:span></text:p>
      <text:p text:style-name="P4"/>
      <text:p text:style-name="P4"/>
      <text:p text:style-name="P4">Como afectaría a la demanda de alojamientos rurales los cambios en la renta de consumidores.</text:p>
      <text:p text:style-name="P4">Si la renta sube, <text:span text:style-name="T4">la demanda sube.</text:span></text:p>
      <text:p text:style-name="P5">Si la renta baja, la demanda baja.</text:p>
      <text:p text:style-name="P4"/>
      <text:p text:style-name="P4">Como afectaría a este alojamiento rural una subida del salario de los trabajadores.</text:p>
      <text:p text:style-name="P5">Si el salario del trabajador sube, la demanda ba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0-25T08:17:13.666541489</meta:creation-date>
    <dc:date>2019-10-25T08:55:20.318325163</dc:date>
    <dc:creator>I103-02 </dc:creator>
    <meta:editing-duration>PT6M46S</meta:editing-duration>
    <meta:editing-cycles>1</meta:editing-cycles>
    <meta:document-statistic meta:table-count="0" meta:image-count="0" meta:object-count="0" meta:page-count="1" meta:paragraph-count="16" meta:word-count="97" meta:character-count="569" meta:non-whitespace-character-count="484"/>
    <meta:generator>LibreOffice/6.0.2.1.0$Linux_X86_64 LibreOffice_project/00m0$Build-1</meta:generator>
  </office:meta>
</office:document-meta>
</file>